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p text:style-name="P49">```csharp</text:p>
      <text:p text:style-name="P50">### Download code </text:p>
      <text:p text:style-name="P51"/>
      <text:p text:style-name="P52">Code at [Chapter05](https://ignatandrei.github.io/console_to_saas/sources/Chapter05.zip)</text:p>
      <text:p text:style-name="P53"/>
      <text:p text:style-name="P54">## Technical Reading Box</text:p>
      <text:p text:style-name="P55"/>
      <text:p text:style-name="P56">1. Interfaces vs Abstract Classes</text:p>
      <text:p text:style-name="P57">1. IDisposable (for zip extracting)</text:p>
      <text:p text:style-name="P58">1. FileSystem Abstraction ( exists already: <text:s text:c="1"/>https://github.com/System-IO-Abstractions/System.IO.Abstractions</text:p>
      <text:p text:style-name="P59">http://dontcodetired.com/blog/post/Unit-Testing-C-File-Access-Code-with-SystemIOAbstractions) </text:p>
      <text:p text:style-name="P60">1. How to Serialize interfaces to restore classes</text:p>
      <text:p text:style-name="P61">1. Unit Test vs Integration Test vs Component Test vs System Test vs Load Test</text:p>
      <text:p text:style-name="P62">1. ArrangeActAssert vs GWT</text:p>
      <text:p text:style-name="P63">1. Mock vs Fakes vs Stubs : https://martinfowler.com/articles/mocksArentStubs.html</text:p>
      <text:p text:style-name="P64">1. Technical Debt</text:p>
      <text:p text:style-name="P65"/>
      <text:p text:style-name="P66"/>
      <text:p text:style-name="P67"/>
      <text:p text:style-name="P68"># Chapter 06 - Our second external client: Ecosystem/ Versioning / CI </text:p>
      <text:p text:style-name="P69"/>
      <text:p text:style-name="P70">Our second client has different types of contracts that needs to be considered. Having 2 clients that needs to run the same code, but to work differently it is a challenging task. Thus, we could address this problem using two approaches:</text:p>
      <text:p text:style-name="P71">1. Create a different branch for each client</text:p>
      <text:p text:style-name="P72">2. Have a single branch of code, but allow through configuration to work differently</text:p>
      <text:p text:style-name="P73">There is no perfect or easy solution, so let’s make a comparison and see which one fits better</text:p>
      <text:p text:style-name="P74">## Organizing source code</text:p>
      <text:p text:style-name="P75">### Create different branches</text:p>
      <text:p text:style-name="P76">So, we have our main code in master, and we will create a separate branch for each client. This is an easy task, but let’s see what are the consequences</text:p>
      <text:p text:style-name="P77">*Advantages*</text:p>
      <text:p text:style-name="P78">1. Creating separate branch, is no effort</text:p>
      <text:p text:style-name="P79">1. Best way to separate behavior and replicate bugs</text:p>
      <text:p text:style-name="P80">1. It is easy to implement new different feature for each client</text:p>
      <text:p text:style-name="P81">*Problems*</text:p>
      <text:p text:style-name="P82">1. ~~IF~~ <text:s text:c="1"/>When a bug appears , it should be replicated on every client . This could be done by either </text:p>
      <text:p text:style-name="P83">have a single master and replicating to each branch</text:p>
      <text:p text:style-name="P84">1. writing the bug solving code on every branch</text:p>
      <text:p text:style-name="P85">1. Same with a new feature that many clients want.</text:p>
      <text:p text:style-name="P86">1. The master branch will not have a defined behaviour. It will contain all the features merged, thus we should treat it like a new client, but with all features on.</text:p>
      <text:p text:style-name="P87">### Create single branch</text:p>
      <text:p text:style-name="P88">Another solution is to have a single code branch, but this means to design the application to allow enabling/disabling features by configuration.</text:p>
      <text:p text:style-name="P89"/>
      <text:p text:style-name="P90">*Advantages*</text:p>
      <text:p text:style-name="P91">1. Single branch to maintain</text:p>
      <text:p text:style-name="P92">1. Fixing a bug =&gt; it is done in a single branch</text:p>
      <text:p text:style-name="P93"/>
      <text:p text:style-name="P94">*Problems*</text:p>
      <text:p text:style-name="P95">1. Re-architecting the application to support different features per configuration.</text:p>
      <text:p text:style-name="P96">1. Replicate the client behaviour is more difficult</text:p>
      <text:p text:style-name="P97">1. Create a feature requires more time to integrate with the configuration system</text:p>
      <text:p text:style-name="P98">1. Components per client</text:p>
      <text:p text:style-name="P99">1. Incompatible clients requirements ;-)</text:p>
      <text:p text:style-name="P100"/>
      <text:p text:style-name="P101"/>
      <text:p text:style-name="P102">## Product client version</text:p>
      <text:p text:style-name="P103">When a client reports a bug, we must know the code that was compiled to be distributed to the client. For this, we should somehow mark the source code before the application distributable to be built <text:s text:c="1"/>- and this can be done by tagging or by branches in the code source.</text:p>
      <text:p text:style-name="P104">Also <text:s text:c="1"/>we can have the application reporting the components version .</text:p>
      <text:p text:style-name="P105"/>
      <text:p text:style-name="P106">## Multiple types of contracts</text:p>
      <text:p text:style-name="P107"/>
      <text:p text:style-name="P108">## Working related to other apps - extension endpoints reporting when finishes to extract data</text:p>
      <text:p text:style-name="P109"/>
      <text:p text:style-name="P110"/>
      <text:p text:style-name="P111">## Technical Box</text:p>
      <text:p text:style-name="P112"/>
      <text:p text:style-name="P113">1. <text:s text:c="1"/>Design Pattern - strategy</text:p>
      <text:p text:style-name="P114">2. <text:s text:c="1"/>Versioning - show the production version. SemVer, CalVer</text:p>
      <text:p text:style-name="P115">3. <text:s text:c="1"/>AutoUpdate application</text:p>
      <text:p text:style-name="P116">4. <text:s text:c="1"/>.NET Core 3 Self Container Application per platform: https://docs.microsoft.com/en-us/dotnet/core/deplo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2-25T08:16:14Z</meta:creation-date>
    <dc:date>2020-02-25T08:16:14Z</dc:date>
  </office:meta>
</office:document-meta>
</file>